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8.9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6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6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802cm" fo:min-width="1.552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9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3.7cm" svg:x2="20cm" svg:y2="13.7cm">
          <text:p/>
        </draw:line>
        <draw:frame draw:style-name="gr2" draw:text-style-name="P2" draw:layer="layout" svg:width="6.42cm" svg:height="0.962cm" svg:x="7.29cm" svg:y="1.038cm">
          <draw:text-box>
            <text:p>Partie « consciente »</text:p>
          </draw:text-box>
        </draw:frame>
        <draw:frame draw:style-name="gr2" draw:text-style-name="P2" draw:layer="layout" svg:width="6.911cm" svg:height="0.962cm" svg:x="7.045cm" svg:y="27.7cm">
          <draw:text-box>
            <text:p>Partie « inconsciente »</text:p>
          </draw:text-box>
        </draw:frame>
        <draw:custom-shape draw:style-name="gr3" draw:text-style-name="P3" draw:layer="layout" svg:width="9.4cm" svg:height="2.5cm" svg:x="1cm" svg:y="3.7cm">
          <text:p text:style-name="P3">Fonction principale de l'IA</text:p>
          <text:p text:style-name="P3">(écrite par le créateur de l'IA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cm" svg:height="1cm" svg:x="1cm" svg:y="6.2cm">
          <text:p text:style-name="P4">Fonctions « callbacks »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cm" svg:height="1cm" svg:x="1cm" svg:y="7.2cm">
          <text:p text:style-name="P4">Variables loca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cm" svg:height="2.7cm" svg:x="7.1cm" svg:y="13.4cm">
          <text:p text:style-name="P3">Objet « Civilization »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2cm" svg:y1="6.2cm" svg:x2="9.2cm" svg:y2="13.4cm">
          <text:p/>
        </draw:line>
        <draw:line draw:style-name="gr6" draw:text-style-name="P1" draw:layer="layout" svg:x1="9.9cm" svg:y1="13.4cm" svg:x2="9.9cm" svg:y2="6.2cm">
          <text:p/>
        </draw:line>
        <draw:frame draw:style-name="gr2" draw:text-style-name="P2" draw:layer="layout" svg:width="7.97cm" svg:height="0.962cm" svg:x="10.3cm" svg:y="8.038cm">
          <draw:text-box>
            <text:p>Flux requêtes/informations</text:p>
          </draw:text-box>
        </draw:frame>
        <draw:line draw:style-name="gr6" draw:text-style-name="P1" draw:layer="layout" svg:x1="3.5cm" svg:y1="8.2cm" svg:x2="3.5cm" svg:y2="15.4cm">
          <text:p/>
        </draw:line>
        <draw:custom-shape draw:style-name="gr7" draw:text-style-name="P3" draw:layer="layout" svg:width="2.9cm" svg:height="2.9cm" svg:x="2cm" svg:y="14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6" draw:text-style-name="P1" draw:layer="layout" svg:x1="9.9cm" svg:y1="20cm" svg:x2="9.9cm" svg:y2="16.1cm">
          <text:p/>
        </draw:line>
        <draw:custom-shape draw:style-name="gr8" draw:text-style-name="P3" draw:layer="layout" svg:width="9.6cm" svg:height="1.5cm" svg:x="5.7cm" svg:y="20cm">
          <text:p text:style-name="P3">« Maître du jeux »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46cm" svg:height="2.384cm" svg:x="6.877cm" svg:y="22.016cm">
          <draw:text-box>
            <text:p>- Affichage</text:p>
            <text:p>- Gestion des objets</text:p>
            <text:p>- Détection d'un perda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32:35.081000000</meta:creation-date>
    <meta:generator>LibreOffice/5.0.4.2$Windows_x86 LibreOffice_project/2b9802c1994aa0b7dc6079e128979269cf95bc78</meta:generator>
    <dc:date>2016-04-28T18:44:25.967000000</dc:date>
    <meta:editing-duration>PT11M50S</meta:editing-duration>
    <meta:editing-cycles>2</meta:editing-cycles>
    <meta:document-statistic meta:object-count="15"/>
  </office:meta>
</office:document-meta>
</file>